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8080" draw:textarea-horizontal-align="justify" draw:textarea-vertical-align="middle" draw:auto-grow-height="false" draw:shadow="hidden"/>
    </style:style>
    <style:style style:name="gr2" style:family="graphic" style:parent-style-name="objectwithoutfill">
      <style:graphic-properties svg:stroke-color="#000000" draw:marker-start="Arrow" draw:marker-start-width="0.3cm" draw:marker-end="Arrow" draw:marker-end-width="0.3cm" draw:fill="none" draw:fill-color="#ff8080" draw:textarea-vertical-align="middle" draw:shadow="hidden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83caff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5" draw:id="id5" draw:layer="layout" svg:width="5.8cm" svg:height="1cm" svg:x="22.4cm" svg:y="13.2cm">
          <text:p text:style-name="P1"><text:span text:style-name="T1">EigeneBuchunge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8cm" svg:height="1cm" svg:x="1cm" svg:y="11.4cm">
          <text:p text:style-name="P1"><text:span text:style-name="T1">RessourcenAnsich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8cm" svg:height="1cm" svg:x="21.7cm" svg:y="1.3cm">
          <text:p text:style-name="P1"><text:span text:style-name="T1">Accou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5.8cm" svg:height="1cm" svg:x="1cm" svg:y="16.2cm">
          <text:p text:style-name="P1"><text:span text:style-name="T1">neueRes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.8cm" svg:height="1cm" svg:x="15.2cm" svg:y="6.3cm">
          <text:p text:style-name="P1"><text:span text:style-name="T1">EigeneRessource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8cm" svg:height="1cm" svg:x="15.2cm" svg:y="11.4cm">
          <text:p text:style-name="P1"><text:span text:style-name="T1">DetailRessourcenAnsich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.8cm" svg:height="1cm" svg:x="22.4cm" svg:y="6.3cm">
          <text:p text:style-name="P1"><text:span text:style-name="T1">Gruppenverwaltun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.8cm" svg:height="1cm" svg:x="5.6cm" svg:y="3.2cm">
          <text:p text:style-name="P1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5cm" svg:y1="4.2cm" svg:x2="3.9cm" svg:y2="11.4cm" draw:start-shape="id1" draw:end-shape="id2" svg:d="m8500 4200v3600h-4600v3600" svg:viewBox="0 0 4601 7201">
          <text:p/>
        </draw:connector>
        <draw:connector draw:style-name="gr2" draw:text-style-name="P1" draw:layer="layout" svg:x1="6.8cm" svg:y1="11.9cm" svg:x2="15.2cm" svg:y2="11.9cm" draw:start-shape="id2" draw:start-glue-point="1" draw:end-shape="id3" draw:end-glue-point="3" svg:d="m6800 11900h8400" svg:viewBox="0 0 8401 1">
          <text:p/>
        </draw:connector>
        <draw:connector draw:style-name="gr2" draw:text-style-name="P1" draw:layer="layout" svg:x1="11.4cm" svg:y1="3.7cm" svg:x2="21.7cm" svg:y2="1.8cm" draw:start-shape="id1" draw:start-glue-point="1" draw:end-shape="id4" draw:end-glue-point="3" svg:d="m11400 3700h5150v-1900h5150" svg:viewBox="0 0 10301 1901">
          <text:p/>
        </draw:connector>
        <draw:connector draw:style-name="gr2" draw:text-style-name="P1" draw:layer="layout" svg:x1="27.5cm" svg:y1="1.8cm" svg:x2="28.2cm" svg:y2="13.7cm" draw:start-shape="id4" draw:start-glue-point="1" draw:end-shape="id5" draw:end-glue-point="1" svg:d="m27500 1800h1201v11900h-501" svg:viewBox="0 0 1202 11901">
          <text:p/>
        </draw:connector>
        <draw:connector draw:style-name="gr2" draw:text-style-name="P1" draw:layer="layout" draw:line-skew="-0.301cm" svg:x1="27.5cm" svg:y1="1.8cm" svg:x2="25.3cm" svg:y2="6.3cm" draw:start-shape="id4" draw:start-glue-point="1" draw:end-shape="id6" draw:end-glue-point="0" svg:d="m27500 1800h200v2500h-2400v2000" svg:viewBox="0 0 2401 4501">
          <text:p/>
        </draw:connector>
        <draw:connector draw:style-name="gr2" draw:text-style-name="P1" draw:layer="layout" draw:line-skew="-1.8cm" svg:x1="24.6cm" svg:y1="2.3cm" svg:x2="18.1cm" svg:y2="6.3cm" draw:start-shape="id4" draw:end-shape="id7" svg:d="m24600 2300v200h-6500v3800" svg:viewBox="0 0 6501 4001">
          <text:p/>
        </draw:connector>
        <draw:connector draw:style-name="gr2" draw:text-style-name="P1" draw:layer="layout" svg:x1="18.1cm" svg:y1="7.3cm" svg:x2="18.1cm" svg:y2="11.4cm" draw:start-shape="id7" draw:start-glue-point="2" draw:end-shape="id3" svg:d="m18100 7300v4100" svg:viewBox="0 0 1 4101">
          <text:p/>
        </draw:connector>
        <draw:custom-shape draw:style-name="gr1" draw:text-style-name="P1" xml:id="id8" draw:id="id8" draw:layer="layout" svg:width="5.8cm" svg:height="1cm" svg:x="22.3cm" svg:y="17cm">
          <text:p text:style-name="P1"><text:span text:style-name="T1">EigeneRessourcenVerwaltung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1cm" svg:y1="6.8cm" svg:x2="22.3cm" svg:y2="17.5cm" draw:start-shape="id7" draw:start-glue-point="1" draw:end-shape="id8" draw:end-glue-point="3" svg:d="m21000 6800h650v10700h650" svg:viewBox="0 0 1301 10701">
          <text:p/>
        </draw:connector>
        <draw:connector draw:style-name="gr2" draw:text-style-name="P1" draw:layer="layout" svg:x1="15.2cm" svg:y1="6.8cm" svg:x2="6.8cm" svg:y2="16.7cm" draw:start-shape="id7" draw:start-glue-point="3" draw:end-shape="id9" draw:end-glue-point="1" svg:d="m15200 6800h-4200v9900h-4200" svg:viewBox="0 0 8401 9901">
          <text:p/>
        </draw:connector>
        <draw:custom-shape draw:style-name="gr1" draw:text-style-name="P2" xml:id="id11" draw:id="id11" draw:layer="layout" svg:width="5.8cm" svg:height="1cm" svg:x="1cm" svg:y="1cm">
          <text:p text:style-name="P1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5.8cm" svg:height="1cm" svg:x="1.1cm" svg:y="5cm">
          <text:p text:style-name="P1"><text:span text:style-name="T1">Registrieru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6cm" svg:y1="3.7cm" svg:x2="4cm" svg:y2="5cm" draw:start-shape="id1" draw:start-glue-point="3" draw:end-shape="id10" draw:end-glue-point="0" svg:d="m5600 3700h-1600v1300" svg:viewBox="0 0 1601 1301">
          <text:p/>
        </draw:connector>
        <draw:connector draw:style-name="gr3" draw:text-style-name="P1" draw:layer="layout" svg:x1="3.9cm" svg:y1="12.4cm" svg:x2="3.9cm" svg:y2="16.2cm" draw:start-shape="id2" draw:start-glue-point="2" draw:end-shape="id9" draw:end-glue-point="0" svg:d="m3900 12400v3800" svg:viewBox="0 0 1 3801">
          <text:p/>
        </draw:connector>
        <draw:custom-shape draw:style-name="gr4" draw:text-style-name="P1" draw:layer="layout" svg:width="2.9cm" svg:height="0.5cm" svg:x="25.3cm" svg:y="7.3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25.8cm" svg:y="7.25cm">
          <draw:text-box>
            <text:p text:style-name="P3"><text:span text:style-name="T2">erstellen</text:span></text:p>
          </draw:text-box>
        </draw:frame>
        <draw:custom-shape draw:style-name="gr4" draw:text-style-name="P1" draw:layer="layout" svg:width="2.9cm" svg:height="0.5cm" svg:x="25.3cm" svg:y="7.75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25.8cm" svg:y="7.7cm">
          <draw:text-box>
            <text:p text:style-name="P3"><text:span text:style-name="T2">editieren</text:span></text:p>
          </draw:text-box>
        </draw:frame>
        <draw:custom-shape draw:style-name="gr4" draw:text-style-name="P1" draw:layer="layout" svg:width="2.9cm" svg:height="0.5cm" svg:x="25.3cm" svg:y="8.3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25.8cm" svg:y="8.25cm">
          <draw:text-box>
            <text:p text:style-name="P3"><text:span text:style-name="T2">löschen</text:span></text:p>
          </draw:text-box>
        </draw:frame>
        <draw:custom-shape draw:style-name="gr4" draw:text-style-name="P1" draw:layer="layout" svg:width="2.9cm" svg:height="0.5cm" svg:x="25.3cm" svg:y="14.25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25.8cm" svg:y="14.2cm">
          <draw:text-box>
            <text:p text:style-name="P3"><text:span text:style-name="T2">editieren</text:span></text:p>
          </draw:text-box>
        </draw:frame>
        <draw:custom-shape draw:style-name="gr4" draw:text-style-name="P1" draw:layer="layout" svg:width="2.9cm" svg:height="0.5cm" svg:x="25.3cm" svg:y="14.7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25.8cm" svg:y="14.65cm">
          <draw:text-box>
            <text:p text:style-name="P3"><text:span text:style-name="T2">löschen</text:span></text:p>
          </draw:text-box>
        </draw:frame>
        <draw:custom-shape draw:style-name="gr4" draw:text-style-name="P1" draw:layer="layout" svg:width="2.9cm" svg:height="0.5cm" svg:x="25.2cm" svg:y="17.95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25.7cm" svg:y="17.9cm">
          <draw:text-box>
            <text:p text:style-name="P3"><text:span text:style-name="T2">editieren</text:span></text:p>
          </draw:text-box>
        </draw:frame>
        <draw:custom-shape draw:style-name="gr4" draw:text-style-name="P1" draw:layer="layout" svg:width="2.9cm" svg:height="0.5cm" svg:x="25.2cm" svg:y="18.4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25.7cm" svg:y="18.35cm">
          <draw:text-box>
            <text:p text:style-name="P3"><text:span text:style-name="T2">löschen</text:span></text:p>
          </draw:text-box>
        </draw:frame>
        <draw:custom-shape draw:style-name="gr4" draw:text-style-name="P1" draw:layer="layout" svg:width="2.9cm" svg:height="0.5cm" svg:x="24.6cm" svg:y="2.25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25.1cm" svg:y="2.2cm">
          <draw:text-box>
            <text:p text:style-name="P3"><text:span text:style-name="T2">editieren</text:span></text:p>
          </draw:text-box>
        </draw:frame>
        <draw:custom-shape draw:style-name="gr4" draw:text-style-name="P1" draw:layer="layout" svg:width="2.9cm" svg:height="0.5cm" svg:x="24.6cm" svg:y="2.7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25.1cm" svg:y="2.65cm">
          <draw:text-box>
            <text:p text:style-name="P3"><text:span text:style-name="T2">löschen</text:span></text:p>
          </draw:text-box>
        </draw:frame>
        <draw:custom-shape draw:style-name="gr4" draw:text-style-name="P1" draw:layer="layout" svg:width="2.9cm" svg:height="0.5cm" svg:x="3.9cm" svg:y="17.25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4.4cm" svg:y="17.2cm">
          <draw:text-box>
            <text:p text:style-name="P3"><text:span text:style-name="T2">erstellen</text:span></text:p>
          </draw:text-box>
        </draw:frame>
        <draw:custom-shape draw:style-name="gr4" draw:text-style-name="P1" draw:layer="layout" svg:width="2.9cm" svg:height="0.5cm" svg:x="4cm" svg:y="6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4.5cm" svg:y="5.95cm">
          <draw:text-box>
            <text:p text:style-name="P3"><text:span text:style-name="T2">erstellen</text:span></text:p>
          </draw:text-box>
        </draw:frame>
        <draw:custom-shape draw:style-name="gr4" draw:text-style-name="P1" draw:layer="layout" svg:width="2.9cm" svg:height="0.5cm" svg:x="3.9cm" svg:y="2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4.4cm" svg:y="1.95cm">
          <draw:text-box>
            <text:p text:style-name="P3"><text:span text:style-name="T2">anmelden</text:span></text:p>
          </draw:text-box>
        </draw:frame>
        <draw:connector draw:style-name="gr3" draw:text-style-name="P1" draw:layer="layout" svg:x1="6.8cm" svg:y1="1.5cm" svg:x2="8.5cm" svg:y2="3.2cm" draw:start-shape="id11" draw:start-glue-point="1" draw:end-shape="id1" svg:d="m6800 1500h1700v1700" svg:viewBox="0 0 1701 1701">
          <text:p/>
        </draw:connector>
        <draw:custom-shape draw:style-name="gr4" draw:text-style-name="P1" draw:layer="layout" svg:width="2.8cm" svg:height="0.5cm" svg:x="4cm" svg:y="12.4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4.4cm" svg:y="12.35cm">
          <draw:text-box>
            <text:p text:style-name="P3"><text:span text:style-name="T2">auswählen</text:span></text:p>
          </draw:text-box>
        </draw:frame>
        <draw:custom-shape draw:style-name="gr4" draw:text-style-name="P1" draw:layer="layout" svg:width="2.9cm" svg:height="0.5cm" svg:x="18.1cm" svg:y="12.45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18.6cm" svg:y="12.4cm">
          <draw:text-box>
            <text:p text:style-name="P3"><text:span text:style-name="T2">buchen</text:span></text:p>
          </draw:text-box>
        </draw:frame>
        <draw:custom-shape draw:style-name="gr4" draw:text-style-name="P1" draw:layer="layout" svg:width="2.8cm" svg:height="0.5cm" svg:x="18.2cm" svg:y="7.3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18.6cm" svg:y="7.25cm">
          <draw:text-box>
            <text:p text:style-name="P3"><text:span text:style-name="T2">auswählen</text:span></text:p>
          </draw:text-box>
        </draw:frame>
        <draw:custom-shape draw:style-name="gr4" draw:text-style-name="P1" draw:layer="layout" svg:width="2.8cm" svg:height="0.5cm" svg:x="4cm" svg:y="12.9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4.4cm" svg:y="12.85cm">
          <draw:text-box>
            <text:p text:style-name="P3"><text:span text:style-name="T2">suchen</text:span></text:p>
          </draw:text-box>
        </draw:frame>
        <draw:custom-shape draw:style-name="gr4" draw:text-style-name="P1" draw:layer="layout" svg:width="2.8cm" svg:height="0.5cm" svg:x="18.2cm" svg:y="7.8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18.6cm" svg:y="7.75cm">
          <draw:text-box>
            <text:p text:style-name="P3"><text:span text:style-name="T2">suchen</text:span></text:p>
          </draw:text-box>
        </draw:frame>
        <draw:custom-shape draw:style-name="gr4" draw:text-style-name="P1" draw:layer="layout" svg:width="2.9cm" svg:height="0.5cm" svg:x="3.9cm" svg:y="2.5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4.4cm" svg:y="2.45cm">
          <draw:text-box>
            <text:p text:style-name="P3"><text:span text:style-name="T2">abmeld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1T16:15:56.821000000</meta:creation-date>
    <dc:date>2013-11-14T09:29:54.864996310</dc:date>
    <meta:editing-duration>PT19M13S</meta:editing-duration>
    <meta:editing-cycles>7</meta:editing-cycles>
    <meta:generator>LibreOffice/4.1.3.2$Linux_x86 LibreOffice_project/410m0$Build-2</meta:generator>
    <dc:creator>Treibmann Tim</dc:creator>
    <meta:document-statistic meta:object-count="59"/>
  </office:meta>
</office:document-meta>
</file>